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f67" officeooo:paragraph-rsid="00193f67"/>
    </style:style>
    <style:style style:name="P2" style:family="paragraph" style:parent-style-name="Standard">
      <style:paragraph-properties fo:text-align="center" style:justify-single-word="false"/>
      <style:text-properties fo:font-size="18pt" officeooo:rsid="0019937b" officeooo:paragraph-rsid="0019937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1095" officeooo:paragraph-rsid="001b109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b1095" officeooo:paragraph-rsid="002002c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b1095" officeooo:paragraph-rsid="001b109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officeooo:rsid="00193f67" officeooo:paragraph-rsid="00193f67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48pt" officeooo:rsid="00193f67" officeooo:paragraph-rsid="00193f67" style:font-size-asian="48pt" style:font-size-complex="48pt"/>
    </style:style>
    <style:style style:name="P8" style:family="paragraph" style:parent-style-name="Standard">
      <style:paragraph-properties fo:text-align="center" style:justify-single-word="false"/>
      <style:text-properties fo:font-size="48pt" officeooo:rsid="0019937b" officeooo:paragraph-rsid="0019937b" style:font-size-asian="48pt" style:font-size-complex="48pt"/>
    </style:style>
    <style:style style:name="P9" style:family="paragraph" style:parent-style-name="Standard">
      <style:paragraph-properties fo:text-align="center" style:justify-single-word="false"/>
      <style:text-properties fo:font-size="48pt" fo:font-weight="bold" officeooo:rsid="00193f67" officeooo:paragraph-rsid="00193f67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8pt" fo:font-weight="bold" officeooo:rsid="00193f67" officeooo:paragraph-rsid="0019937b" style:font-size-asian="48pt" style:font-weight-asian="bold" style:font-size-complex="4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officeooo:rsid="0019937b" officeooo:paragraph-rsid="0019937b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21ad0" officeooo:paragraph-rsid="00221ad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21ad0" officeooo:paragraph-rsid="00222b2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22b2e" officeooo:paragraph-rsid="00222b2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222b2e" officeooo:paragraph-rsid="00222b2e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.5pt" fo:font-weight="bold" officeooo:rsid="002388a2" officeooo:paragraph-rsid="002388a2" style:font-size-asian="13.5pt" style:font-weight-asian="bold" style:font-size-complex="13.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.5pt" fo:font-weight="bold" officeooo:rsid="0023caea" officeooo:paragraph-rsid="0023caea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.5pt" fo:font-weight="normal" officeooo:rsid="002388a2" officeooo:paragraph-rsid="002388a2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.5pt" fo:font-weight="normal" officeooo:rsid="002388a2" officeooo:paragraph-rsid="002605ca" style:font-size-asian="13.5pt" style:font-weight-asian="normal" style:font-size-complex="13.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.5pt" fo:font-weight="normal" officeooo:rsid="0023caea" officeooo:paragraph-rsid="0023caea" style:font-size-asian="13.5pt" style:font-weight-asian="normal" style:font-size-complex="13.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.5pt" fo:font-weight="normal" officeooo:rsid="0023caea" officeooo:paragraph-rsid="002605ca" style:font-size-asian="13.5pt" style:font-weight-asian="normal" style:font-size-complex="13.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.5pt" fo:font-weight="normal" officeooo:rsid="0024efbd" officeooo:paragraph-rsid="0024efbd" style:font-size-asian="13.5pt" style:font-weight-asian="normal" style:font-size-complex="13.5pt" style:font-weight-complex="normal"/>
    </style:style>
    <style:style style:name="T1" style:family="text">
      <style:text-properties officeooo:rsid="002125c7"/>
    </style:style>
    <style:style style:name="T2" style:family="text">
      <style:text-properties officeooo:rsid="001b1095"/>
    </style:style>
    <style:style style:name="T3" style:family="text">
      <style:text-properties officeooo:rsid="00222b2e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23caea" style:font-size-asian="10.5pt" style:font-size-complex="12pt"/>
    </style:style>
    <style:style style:name="T6" style:family="text">
      <style:text-properties officeooo:rsid="002368ec"/>
    </style:style>
    <style:style style:name="T7" style:family="text">
      <style:text-properties officeooo:rsid="0023caea"/>
    </style:style>
    <style:style style:name="T8" style:family="text">
      <style:text-properties fo:color="#a6e22e" style:font-name="Droid Sans Mono" fo:font-size="12pt" fo:background-color="#272822" loext:char-shading-value="0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inal Project Report</text:p>
      <text:p text:style-name="P7"/>
      <text:p text:style-name="P8">for</text:p>
      <text:p text:style-name="P8"/>
      <text:p text:style-name="P10">System Programming</text:p>
      <text:p text:style-name="P10">CSE344</text:p>
      <text:p text:style-name="P1"/>
      <text:p text:style-name="P1"/>
      <text:p text:style-name="P6">Spring 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Deniz Can Erdem Yılmaz – 151044001</text:p>
      <text:p text:style-name="P11"/>
      <text:p text:style-name="P11">Gebze Technical University</text:p>
      <text:p text:style-name="P2"/>
      <text:p text:style-name="P2"><text:soft-page-break/></text:p>
      <text:p text:style-name="P2"/>
      <text:p text:style-name="P2"/>
      <text:p text:style-name="P5"><text:span text:style-name="T1">1. </text:span>Problem</text:p>
      <text:p text:style-name="P3"/>
      <text:p text:style-name="P13">There are two main problems that <text:span text:style-name="T2">should be solved for this project. </text:span>Just like our homework #5 there is a seller person which serves customers for their requests.<text:span text:style-name="T2"> </text:span>But the difference is customers are now have their own client program to send request to the seller which is server program. Since there are two programs there is also a need of <text:span text:style-name="T3">some type of a communication line between them to let server and client understand each other. There are also some subproblems that eventually help or profit by this communication line. All these sub-problems will also be covered under the Problem Solution Approaches section.</text:span></text:p>
      <text:p text:style-name="P13"/>
      <text:p text:style-name="P13"/>
      <text:p text:style-name="P13"/>
      <text:p text:style-name="P12"/>
      <text:p text:style-name="P12"/>
      <text:p text:style-name="P15">2. Problem Solution Approach<text:span text:style-name="T7">es</text:span></text:p>
      <text:p text:style-name="P14"/>
      <text:p text:style-name="P14">In this section all of the problems will be listed under their associative <text:span text:style-name="T6">program and function name </text:span>for the clarity. The functions or problems that are mutual for both <text:span text:style-name="T6">programs will be discussed under a third section to prevent repetition.</text:span></text:p>
      <text:p text:style-name="P14"/>
      <text:p text:style-name="P14"/>
      <text:p text:style-name="P14"/>
      <text:p text:style-name="P16">2.1 Server</text:p>
      <text:p text:style-name="P18"><text:span text:style-name="T4"/></text:p>
      <text:p text:style-name="P18"><text:span text:style-name="T4">Server is the program that waits for connections from client programs and redirects the requests to the threads that act as providers whose information will be read from a data file. Program needs 3 arguments while starting the program: port number for connection, a file name to read provider informations from and another file name to log the statistics of the providers at the end of program.</text:span></text:p>
      <text:p text:style-name="P18"><text:span text:style-name="T4">In any case of error server will print a proper informative message to the screen and will terminate itself. This may affect the clients which are connected </text:span><text:span text:style-name="T5">to and/or waiting response from server</text:span><text:span text:style-name="T4"> </text:span><text:span text:style-name="T5">during the failure </text:span><text:span text:style-name="T4">and </text:span><text:span text:style-name="T5">clients that try to connect to server during or after the failure. Even if all the providers log off the server will be up and running until a termination signal (SIGINT) arrives from the end user.</text:span></text:p>
      <text:p text:style-name="P18"><text:span text:style-name="T4"/></text:p>
      <text:p text:style-name="P18"><text:span text:style-name="T4"/></text:p>
      <text:p text:style-name="P17"><text:span text:style-name="T4">2.1.1 Main</text:span></text:p>
      <text:p text:style-name="P20"><text:span text:style-name="T4"/></text:p>
      <text:p text:style-name="P19"><text:span text:style-name="T4">This may affect the clients which are connected </text:span><text:span text:style-name="T5">to and/or waiting response from server</text:span><text:span text:style-name="T4"> </text:span><text:span text:style-name="T5">during the failure </text:span><text:span text:style-name="T4">and </text:span><text:span text:style-name="T5">clients that try to connect to server during or after the failure. Even if all the providers log off the server will be up and running until a termination signal (SIGINT) arrives from the end user.</text:span></text:p>
      <text:p text:style-name="P22"><text:span text:style-name="T4"/></text:p>
      <text:p text:style-name="P22"><text:span text:style-name="T4"/></text:p>
      <text:p text:style-name="P17"><text:span text:style-name="T4">2.1.2 ParseFile</text:span></text:p>
      <text:p text:style-name="P20"><text:span text:style-name="T4"/></text:p>
      <text:p text:style-name="P19"><text:span text:style-name="T4">This may affect the clients which are connected </text:span><text:span text:style-name="T5">to and/or waiting response from server</text:span><text:span text:style-name="T4"> </text:span><text:span text:style-name="T5">during the failure </text:span><text:span text:style-name="T4">and </text:span><text:span text:style-name="T5">clients that try to connect to server during or after the failure. Even if all the providers </text:span><text:soft-page-break/><text:span text:style-name="T5">log off the server will be up and running until a termination signal (SIGINT) arrives from the end user.</text:span></text:p>
      <text:p text:style-name="P20"><text:span text:style-name="T4"/></text:p>
      <text:p text:style-name="P20"><text:span text:style-name="T4"/></text:p>
      <text:p text:style-name="P17"><text:span text:style-name="T4">2.1.3 CreateConnection</text:span></text:p>
      <text:p text:style-name="P21"><text:span text:style-name="T4"/></text:p>
      <text:p text:style-name="P19"><text:span text:style-name="T4">This may affect the clients which are connected </text:span><text:span text:style-name="T5">to and/or waiting response from server</text:span><text:span text:style-name="T4"> </text:span><text:span text:style-name="T5">during the failure </text:span><text:span text:style-name="T4">and </text:span><text:span text:style-name="T5">clients that try to connect to server during or after the failure. Even if all the providers log off the server will be up and running until a termination signal (SIGINT) arrives from the end user.</text:span></text:p>
      <text:p text:style-name="P20"><text:span text:style-name="T4"/></text:p>
      <text:p text:style-name="P20"><text:span text:style-name="T4"/></text:p>
      <text:p text:style-name="P17"><text:span text:style-name="T4">2.1.4 ProviderFunction</text:span></text:p>
      <text:p text:style-name="P21"><text:span text:style-name="T4"/></text:p>
      <text:p text:style-name="P19"><text:span text:style-name="T4">This may affect the clients which are connected </text:span><text:span text:style-name="T5">to and/or waiting response from server</text:span><text:span text:style-name="T4"> </text:span><text:span text:style-name="T5">during the failure </text:span><text:span text:style-name="T4">and </text:span><text:span text:style-name="T5">clients that try to connect to server during or after the failure. Even if all the providers log off the server will be up and running until a termination signal (SIGINT) arrives from the end user.</text:span></text:p>
      <text:p text:style-name="P20"><text:span text:style-name="T4"/></text:p>
      <text:p text:style-name="P20"><text:span text:style-name="T4"/></text:p>
      <text:p text:style-name="P17"><text:span text:style-name="T4">2.1.5 SignalHandler</text:span></text:p>
      <text:p text:style-name="P21"><text:span text:style-name="T4"/></text:p>
      <text:p text:style-name="P19"><text:span text:style-name="T4">This may affect the clients which are connected </text:span><text:span text:style-name="T5">to and/or waiting response from server</text:span><text:span text:style-name="T4"> </text:span><text:span text:style-name="T5">during the failure </text:span><text:span text:style-name="T4">and </text:span><text:span text:style-name="T5">clients that try to connect to server during or after the failure. Even if all the providers log off the server will be up and running until a termination signal (SIGINT) arrives from the end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1:35:33.215163033</meta:creation-date>
    <dc:date>2018-06-01T11:15:47.507922596</dc:date>
    <meta:editing-duration>PT36M51S</meta:editing-duration>
    <meta:editing-cycles>10</meta:editing-cycles>
    <meta:generator>LibreOffice/5.4.6.2$Linux_X86_64 LibreOffice_project/40m0$Build-2</meta:generator>
    <meta:document-statistic meta:table-count="0" meta:image-count="0" meta:object-count="0" meta:page-count="3" meta:paragraph-count="24" meta:word-count="589" meta:character-count="3458" meta:non-whitespace-character-count="2892"/>
  </office:meta>
</office:document-meta>
</file>